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1231f" officeooo:paragraph-rsid="0002a517"/>
    </style:style>
    <style:style style:name="P2" style:family="paragraph" style:parent-style-name="Standard">
      <style:text-properties fo:language="pl" fo:country="PL" officeooo:rsid="0001231f" officeooo:paragraph-rsid="0016e68f"/>
    </style:style>
    <style:style style:name="P3" style:family="paragraph" style:parent-style-name="Standard">
      <style:text-properties fo:language="pl" fo:country="PL" officeooo:paragraph-rsid="0016e68f"/>
    </style:style>
    <style:style style:name="P4" style:family="paragraph" style:parent-style-name="Standard">
      <style:text-properties fo:language="pl" fo:country="PL" officeooo:rsid="00177874" officeooo:paragraph-rsid="00177874"/>
    </style:style>
    <style:style style:name="P5" style:family="paragraph" style:parent-style-name="Standard">
      <style:text-properties fo:language="pl" fo:country="PL" officeooo:rsid="0013ee62" officeooo:paragraph-rsid="0013ee62"/>
    </style:style>
    <style:style style:name="P6" style:family="paragraph" style:parent-style-name="Standard">
      <style:text-properties fo:language="pl" fo:country="PL" officeooo:rsid="00133397" officeooo:paragraph-rsid="000e2f55"/>
    </style:style>
    <style:style style:name="P7" style:family="paragraph" style:parent-style-name="Standard">
      <style:text-properties fo:language="pl" fo:country="PL" officeooo:rsid="00117e10" officeooo:paragraph-rsid="000e2f55"/>
    </style:style>
    <style:style style:name="P8" style:family="paragraph" style:parent-style-name="Standard">
      <style:text-properties fo:language="pl" fo:country="PL" officeooo:rsid="0001231f" officeooo:paragraph-rsid="00177874"/>
    </style:style>
    <style:style style:name="P9" style:family="paragraph" style:parent-style-name="Standard">
      <style:text-properties fo:language="pl" fo:country="PL" officeooo:rsid="00177874" officeooo:paragraph-rsid="00177874"/>
    </style:style>
    <style:style style:name="P10" style:family="paragraph" style:parent-style-name="Standard">
      <style:text-properties fo:language="pl" fo:country="PL" officeooo:rsid="001e1034" officeooo:paragraph-rsid="001e1034"/>
    </style:style>
    <style:style style:name="T1" style:family="text">
      <style:text-properties officeooo:rsid="0016e68f"/>
    </style:style>
    <style:style style:name="T2" style:family="text">
      <style:text-properties officeooo:rsid="00177874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ta: 202<text:span text:style-name="T1">3</text:span>.0<text:span text:style-name="T1">5</text:span>.<text:span text:style-name="T1">22</text:span></text:p>
      <text:p text:style-name="P3">źródło: <text:span text:style-name="T1">myśli - mk</text:span></text:p>
      <text:p text:style-name="P3">kategoria: rożne</text:p>
      <text:p text:style-name="P2">aktualizacja: <text:date style:data-style-name="N49" text:date-value="2025-03-17T19:01:16.252562203">2025-03-17</text:date>, <text:time style:data-style-name="N61" text:time-value="2025-03-17T19:01:16.252623181">18:59:57</text:time></text:p>
      <text:p text:style-name="P1"/>
      <text:p text:style-name="P5">Życie jest tym co się wydarza, gdy jesteś zajęty snuciem planów</text:p>
      <text:p text:style-name="P4">MK</text:p>
      <text:p text:style-name="P4"/>
      <text:p text:style-name="P6">Jak mam pomysł to działam od razu, nie odwlekam!!!</text:p>
      <text:p text:style-name="P4">mk</text:p>
      <text:p text:style-name="P4"/>
      <text:p text:style-name="P10">Naucz się odroczonej gratyfikacji! Zrób to czego nie chcesz najpierw. Zrób to teraz!</text:p>
      <text:p text:style-name="P10">mk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21:58:06.180032343</meta:creation-date>
    <meta:generator>LibreOffice/7.3.7.2$Linux_X86_64 LibreOffice_project/30$Build-2</meta:generator>
    <dc:date>2025-03-17T19:01:16.164964229</dc:date>
    <meta:editing-duration>PT47M25S</meta:editing-duration>
    <meta:editing-cycles>25</meta:editing-cycles>
    <meta:document-statistic meta:table-count="0" meta:image-count="0" meta:object-count="0" meta:page-count="1" meta:paragraph-count="10" meta:word-count="47" meta:character-count="287" meta:non-whitespace-character-count="250"/>
  </office:meta>
</office:document-meta>
</file>